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3">Experiment(24):-</text:span></text:p>
      <text:p text:style-name="P4"><text:span text:style-name="T4">Aim:-</text:span></text:p>
      <text:p text:style-name="P4"><text:span text:style-name="T5">IOT Based fan,light,window&amp;applicationof using cisco packet</text:span></text:p>
      <text:p text:style-name="P4"><text:span text:style-name="T6">Requirements:-</text:span><text:span text:style-name="T7">Smartphone,Light,Fan,Window,Appliences,Smartphone,Homegateway</text:span></text:p>
      <text:p text:style-name="P4"><text:span text:style-name="T8">Algorithm:-</text:span></text:p>
      <text:p text:style-name="P4"><text:span text:style-name="T9">step1:-take all requriements into the screen</text:span></text:p>
      <text:p text:style-name="P4"><text:span text:style-name="T9">step2:-connect the home gateway to all reqirements</text:span></text:p>
      <text:p text:style-name="P4"><text:span text:style-name="T9">step3:-connect the smart phone to gateway</text:span></text:p>
      <text:p text:style-name="P4"><text:span text:style-name="T9">step4:-now we can controle all with smart phone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10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10"/></text:p>
      <text:p text:style-name="P5"><text:span text:style-name="T10"/></text:p>
      <text:p text:style-name="P6"><text:span text:style-name="T10"/></text:p>
      <text:p text:style-name="P7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